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43fc" officeooo:paragraph-rsid="001343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""</text:p>
      <text:p text:style-name="P1">Django settings for mysite project.</text:p>
      <text:p text:style-name="P1"/>
      <text:p text:style-name="P1">For more information on this file, see</text:p>
      <text:p text:style-name="P1">https://docs.djangoproject.com/en/1.7/topics/settings/</text:p>
      <text:p text:style-name="P1"/>
      <text:p text:style-name="P1">For the full list of settings and their values, see</text:p>
      <text:p text:style-name="P1">https://docs.djangoproject.com/en/1.7/ref/settings/</text:p>
      <text:p text:style-name="P1">"""</text:p>
      <text:p text:style-name="P1"/>
      <text:p text:style-name="P1"># Build paths inside the project like this: os.path.join(BASE_DIR, ...)</text:p>
      <text:p text:style-name="P1">import os</text:p>
      <text:p text:style-name="P1">BASE_DIR = os.path.dirname(os.path.dirname(__file__))</text:p>
      <text:p text:style-name="P1"/>
      <text:p text:style-name="P1"/>
      <text:p text:style-name="P1"># Quick-start development settings - unsuitable for production</text:p>
      <text:p text:style-name="P1"># See https://docs.djangoproject.com/en/1.7/howto/deployment/checklist/</text:p>
      <text:p text:style-name="P1"/>
      <text:p text:style-name="P1"># SECURITY WARNING: keep the secret key used in production secret!</text:p>
      <text:p text:style-name="P1">SECRET_KEY = 'ss5@i%!a=$4w8y1kr%usgij5p+l2p6!(t6q#lxn0^)d=v#fsd%'</text:p>
      <text:p text:style-name="P1"/>
      <text:p text:style-name="P1"># SECURITY WARNING: don't run with debug turned on in production!</text:p>
      <text:p text:style-name="P1">DEBUG = True</text:p>
      <text:p text:style-name="P1"/>
      <text:p text:style-name="P1">TEMPLATE_DEBUG = True</text:p>
      <text:p text:style-name="P1"/>
      <text:p text:style-name="P1">ALLOWED_HOSTS = []</text:p>
      <text:p text:style-name="P1"/>
      <text:p text:style-name="P1"/>
      <text:p text:style-name="P1"># Application definition</text:p>
      <text:p text:style-name="P1"/>
      <text:p text:style-name="P1">INSTALLED_APPS = (</text:p>
      <text:p text:style-name="P1"><text:s text:c="4"/>'django.contrib.admin',</text:p>
      <text:p text:style-name="P1"><text:s text:c="4"/>'django.contrib.auth',</text:p>
      <text:p text:style-name="P1"><text:s text:c="4"/>'django.contrib.contenttypes',</text:p>
      <text:p text:style-name="P1"><text:s text:c="4"/>'django.contrib.sessions',</text:p>
      <text:p text:style-name="P1"><text:s text:c="4"/>'django.contrib.messages',</text:p>
      <text:p text:style-name="P1"><text:s text:c="4"/>'django.contrib.staticfiles',</text:p>
      <text:p text:style-name="P1"><text:s text:c="4"/>'rango',</text:p>
      <text:p text:style-name="P1">)</text:p>
      <text:p text:style-name="P1"/>
      <text:p text:style-name="P1">MIDDLEWARE_CLASSES = (</text:p>
      <text:p text:style-name="P1"><text:s text:c="4"/>'django.contrib.sessions.middleware.SessionMiddleware',</text:p>
      <text:p text:style-name="P1"><text:s text:c="4"/>'django.middleware.common.CommonMiddleware',</text:p>
      <text:p text:style-name="P1"><text:s text:c="4"/>'django.middleware.csrf.CsrfViewMiddleware',</text:p>
      <text:p text:style-name="P1"><text:s text:c="4"/>'django.contrib.auth.middleware.AuthenticationMiddleware',</text:p>
      <text:p text:style-name="P1"><text:s text:c="4"/>'django.contrib.auth.middleware.SessionAuthenticationMiddleware',</text:p>
      <text:p text:style-name="P1"><text:s text:c="4"/>'django.contrib.messages.middleware.MessageMiddleware',</text:p>
      <text:p text:style-name="P1"><text:s text:c="4"/>'django.middleware.clickjacking.XFrameOptionsMiddleware',</text:p>
      <text:p text:style-name="P1">)</text:p>
      <text:p text:style-name="P1"/>
      <text:p text:style-name="P1">ROOT_URLCONF = 'mysite.urls'</text:p>
      <text:p text:style-name="P1"/>
      <text:p text:style-name="P1">WSGI_APPLICATION = 'mysite.wsgi.application'</text:p>
      <text:p text:style-name="P1"/>
      <text:p text:style-name="P1"/>
      <text:p text:style-name="P1"># Database</text:p>
      <text:p text:style-name="P1"># https://docs.djangoproject.com/en/1.7/ref/settings/#databases</text:p>
      <text:p text:style-name="P1"/>
      <text:p text:style-name="P1">DATABASES = {</text:p>
      <text:p text:style-name="P1"><text:s text:c="4"/>'default': {</text:p>
      <text:p text:style-name="P1"><text:s text:c="8"/>'ENGINE': 'django.db.backends.sqlite3',</text:p>
      <text:p text:style-name="P1"><text:s text:c="8"/>'NAME': os.path.join(BASE_DIR, 'db.sqlite3'),</text:p>
      <text:p text:style-name="P1"><text:s text:c="4"/>}</text:p>
      <text:p text:style-name="P1"><text:soft-page-break/>}</text:p>
      <text:p text:style-name="P1"/>
      <text:p text:style-name="P1"># Internationalization</text:p>
      <text:p text:style-name="P1"># https://docs.djangoproject.com/en/1.7/topics/i18n/</text:p>
      <text:p text:style-name="P1"/>
      <text:p text:style-name="P1">LANGUAGE_CODE = 'en-us'</text:p>
      <text:p text:style-name="P1"/>
      <text:p text:style-name="P1">TIME_ZONE = 'UTC'</text:p>
      <text:p text:style-name="P1"/>
      <text:p text:style-name="P1">USE_I18N = True</text:p>
      <text:p text:style-name="P1"/>
      <text:p text:style-name="P1">USE_L10N = True</text:p>
      <text:p text:style-name="P1"/>
      <text:p text:style-name="P1">USE_TZ = True</text:p>
      <text:p text:style-name="P1"/>
      <text:p text:style-name="P1"/>
      <text:p text:style-name="P1"># Static files (CSS, JavaScript, Images)</text:p>
      <text:p text:style-name="P1"># https://docs.djangoproject.com/en/1.7/howto/static-files/</text:p>
      <text:p text:style-name="P1"/>
      <text:p text:style-name="P1">STATIC_URL = '/static/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5:11:54.273593188</dc:date>
    <meta:editing-duration>PT42S</meta:editing-duration>
    <meta:editing-cycles>1</meta:editing-cycles>
    <meta:document-statistic meta:table-count="0" meta:image-count="0" meta:object-count="0" meta:page-count="2" meta:paragraph-count="57" meta:word-count="163" meta:character-count="1971" meta:non-whitespace-character-count="1785"/>
    <meta:generator>LibreOffice/5.0.2.2$Linux_X86_64 LibreOffice_project/00m0$Build-2</meta:generator>
  </office:meta>
</office:document-meta>
</file>